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.1.a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/>
          <table:table-cell>
            <draw:frame draw:z-index="0" draw:style-name="gr1" draw:text-style-name="P1" svg:width="15.997cm" svg:height="9.003cm" svg:x="0.043cm" svg:y="0.426cm">
              <draw:object draw:notify-on-update-of-ranges="'3.1.a'.A2:'3.1.a'.A21 '3.1.a'.B1:'3.1.a'.B1 '3.1.a'.B2:'3.1.a'.B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10^(1/3)" office:value-type="float" office:value="2.15443469003188" calcext:value-type="float">
            <text:p>2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10^(2/3)" office:value-type="float" office:value="4.64158883361278" calcext:value-type="float">
            <text:p>4,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10^(3/3)"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10^(1/3)*10" office:value-type="float" office:value="21.5443469003188" calcext:value-type="float">
            <text:p>21,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,00</text:p>
          </table:table-cell>
          <table:table-cell table:formula="of:=10^(2/3)*10" office:value-type="float" office:value="46.4158883361278" calcext:value-type="float">
            <text:p>46,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</text:p>
          </table:table-cell>
          <table:table-cell table:formula="of:=10^(3/3)*10" office:value-type="float" office:value="100" calcext:value-type="float">
            <text:p>100,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,00</text:p>
          </table:table-cell>
          <table:table-cell table:formula="of:=10^(1/3)*100" office:value-type="float" office:value="215.443469003188" calcext:value-type="float">
            <text:p>215,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</text:p>
          </table:table-cell>
          <table:table-cell table:formula="of:=10^(2/3)*100" office:value-type="float" office:value="464.158883361278" calcext:value-type="float">
            <text:p>464,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,00</text:p>
          </table:table-cell>
          <table:table-cell table:formula="of:=10^(3/3)*100" office:value-type="float" office:value="1000" calcext:value-type="float">
            <text:p>1000,00</text:p>
          </table:table-cell>
          <table:table-cell table:number-columns-repeated="2"/>
        </table:table-row>
      </table:table>
      <table:table table:name="3.1.b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>
            <draw:frame draw:z-index="0" draw:style-name="gr1" draw:text-style-name="P1" svg:width="15.997cm" svg:height="9.003cm" svg:x="0.015cm" svg:y="0cm">
              <draw:object draw:notify-on-update-of-ranges="'3.1.b'.A2:'3.1.b'.A21 '3.1.b'.B1:'3.1.b'.B1 '3.1.b'.B2:'3.1.b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10^(1/3)" office:value-type="float" office:value="2.15443469003188" calcext:value-type="float">
            <text:p>2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10^(2/3)" office:value-type="float" office:value="4.64158883361278" calcext:value-type="float">
            <text:p>4,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10^(3/3)"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10^(1/3)*10" office:value-type="float" office:value="21.5443469003188" calcext:value-type="float">
            <text:p>21,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,00</text:p>
          </table:table-cell>
          <table:table-cell table:formula="of:=10^(2/3)*10" office:value-type="float" office:value="46.4158883361278" calcext:value-type="float">
            <text:p>46,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,00</text:p>
          </table:table-cell>
          <table:table-cell table:formula="of:=10^(3/3)*10" office:value-type="float" office:value="100" calcext:value-type="float">
            <text:p>100,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,00</text:p>
          </table:table-cell>
          <table:table-cell table:formula="of:=10^(1/3)*100" office:value-type="float" office:value="215.443469003188" calcext:value-type="float">
            <text:p>215,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,00</text:p>
          </table:table-cell>
          <table:table-cell table:formula="of:=10^(2/3)*100" office:value-type="float" office:value="464.158883361278" calcext:value-type="float">
            <text:p>464,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,00</text:p>
          </table:table-cell>
          <table:table-cell table:formula="of:=10^(3/3)*100" office:value-type="float" office:value="1000" calcext:value-type="float">
            <text:p>1000,00</text:p>
          </table:table-cell>
          <table:table-cell table:number-columns-repeated="2"/>
        </table:table-row>
      </table:table>
      <table:table table:name="3.1.c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>
            <draw:frame draw:z-index="0" draw:style-name="gr1" draw:text-style-name="P1" svg:width="15.997cm" svg:height="9.003cm" svg:x="1.284cm" svg:y="0.275cm">
              <draw:object draw:notify-on-update-of-ranges="'3.1.c'.A2:'3.1.c'.A21 '3.1.c'.B1:'3.1.c'.B1 '3.1.c'.B2:'3.1.c'.B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10^(1/3)" office:value-type="float" office:value="2.15443469003188" calcext:value-type="float">
            <text:p>2,15</text:p>
          </table:table-cell>
          <table:table-cell/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10^(2/3)" office:value-type="float" office:value="4.64158883361278" calcext:value-type="float">
            <text:p>4,64</text:p>
          </table:table-cell>
          <table:table-cell/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10^(3/3)" office:value-type="float" office:value="10" calcext:value-type="float">
            <text:p>10,00</text:p>
          </table:table-cell>
          <table:table-cell/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10^(1/3)*10" office:value-type="float" office:value="21.5443469003188" calcext:value-type="float">
            <text:p>21,54</text:p>
          </table:table-cell>
          <table:table-cell/>
        </table:table-row>
        <table:table-row table:style-name="ro1">
          <table:table-cell office:value-type="float" office:value="6" calcext:value-type="float">
            <text:p>6,00</text:p>
          </table:table-cell>
          <table:table-cell table:formula="of:=10^(2/3)*10" office:value-type="float" office:value="46.4158883361278" calcext:value-type="float">
            <text:p>46,42</text:p>
          </table:table-cell>
          <table:table-cell/>
        </table:table-row>
        <table:table-row table:style-name="ro1">
          <table:table-cell office:value-type="float" office:value="7" calcext:value-type="float">
            <text:p>7,00</text:p>
          </table:table-cell>
          <table:table-cell table:formula="of:=10^(3/3)*10" office:value-type="float" office:value="100" calcext:value-type="float">
            <text:p>100,00</text:p>
          </table:table-cell>
          <table:table-cell/>
        </table:table-row>
        <table:table-row table:style-name="ro1">
          <table:table-cell office:value-type="float" office:value="8" calcext:value-type="float">
            <text:p>8,00</text:p>
          </table:table-cell>
          <table:table-cell table:formula="of:=10^(1/3)*100" office:value-type="float" office:value="215.443469003188" calcext:value-type="float">
            <text:p>215,44</text:p>
          </table:table-cell>
          <table:table-cell/>
        </table:table-row>
        <table:table-row table:style-name="ro1">
          <table:table-cell office:value-type="float" office:value="9" calcext:value-type="float">
            <text:p>9,00</text:p>
          </table:table-cell>
          <table:table-cell table:formula="of:=10^(2/3)*100" office:value-type="float" office:value="464.158883361278" calcext:value-type="float">
            <text:p>464,16</text:p>
          </table:table-cell>
          <table:table-cell/>
        </table:table-row>
        <table:table-row table:style-name="ro1">
          <table:table-cell office:value-type="float" office:value="10" calcext:value-type="float">
            <text:p>10,00</text:p>
          </table:table-cell>
          <table:table-cell table:formula="of:=10^(3/3)*100" office:value-type="float" office:value="1000" calcext:value-type="float">
            <text:p>1000,00</text:p>
          </table:table-cell>
          <table:table-cell/>
        </table:table-row>
      </table:table>
      <table:table table:name="3.3.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ϑ</text:p>
          </table:table-cell>
          <table:table-cell office:value-type="string" calcext:value-type="string">
            <text:p>I_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>
            <draw:frame draw:z-index="0" draw:style-name="gr1" draw:text-style-name="P1" svg:width="15.997cm" svg:height="9.003cm" svg:x="0.001cm" svg:y="0.001cm">
              <draw:object draw:notify-on-update-of-ranges="'3.3.1'.A2:'3.3.1'.A21 '3.3.1'.B1:'3.3.1'.B1 '3.3.1'.B2:'3.3.1'.B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table table:name="3.4.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]*[.B33]" office:value-type="float" office:value="0.001" calcext:value-type="float">
            <text:p>1,00E-03</text:p>
          </table:table-cell>
          <table:table-cell>
            <draw:frame draw:z-index="0" draw:style-name="gr1" draw:text-style-name="P1" svg:width="15.997cm" svg:height="9.003cm" svg:x="2.23cm" svg:y="0.001cm">
              <draw:object draw:notify-on-update-of-ranges="'3.4.1'.A2:'3.4.1'.A21 '3.4.1'.B1:'3.4.1'.B1 '3.4.1'.B2:'3.4.1'.B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]*[.B34]" office:value-type="float" office:value="0.00215443469003188" calcext:value-type="float">
            <text:p>2,15E-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5]*[.B35]" office:value-type="float" office:value="0.00464158883361278" calcext:value-type="float">
            <text:p>4,64E-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]*[.B36]" office:value-type="float" office:value="0.01" calcext:value-type="float">
            <text:p>1,00E-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7]*[.B37]" office:value-type="float" office:value="0.0215443469003188" calcext:value-type="float">
            <text:p>2,15E-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8]*[.B38]" office:value-type="float" office:value="0.0464158883361278" calcext:value-type="float">
            <text:p>4,64E-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9]*[.B39]" office:value-type="float" office:value="0.1" calcext:value-type="float">
            <text:p>1,00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0]*[.B40]" office:value-type="float" office:value="0.215443469003188" calcext:value-type="float">
            <text:p>2,15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1]*[.B41]" office:value-type="float" office:value="0.464158883361278" calcext:value-type="float">
            <text:p>4,64E-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2]*[.B42]" office:value-type="float" office:value="1" calcext:value-type="float">
            <text:p>1,00E+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3]*[.B43]" office:value-type="float" office:value="2.15443469003188" calcext:value-type="float">
            <text:p>2,15E+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4]*[.B44]" office:value-type="float" office:value="4.64158883361278" calcext:value-type="float">
            <text:p>4,64E+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5]*[.B45]" office:value-type="float" office:value="10" calcext:value-type="float">
            <text:p>1,00E+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6]*[.B46]" office:value-type="float" office:value="21.5443469003188" calcext:value-type="float">
            <text:p>2,15E+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7]*[.B47]" office:value-type="float" office:value="46.4158883361278" calcext:value-type="float">
            <text:p>4,64E+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48]*[.B48]" office:value-type="float" office:value="100" calcext:value-type="float">
            <text:p>1,00E+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49]*[.B49]" office:value-type="float" office:value="215.443469003188" calcext:value-type="float">
            <text:p>2,15E+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50]*[.B50]" office:value-type="float" office:value="464.158883361278" calcext:value-type="float">
            <text:p>4,64E+02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table:formula="of:=10^-3" office:value-type="float" office:value="0.001" calcext:value-type="float">
            <text:p>1,00E-03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office:value-type="float" office:value="0.01" calcext:value-type="float">
            <text:p>1,00E-0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office:value-type="float" office:value="0.1" calcext:value-type="float">
            <text:p>1,00E-0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1" calcext:value-type="float">
            <text:p>1,00E+00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office:value-type="float" office:value="1" calcext:value-type="float">
            <text:p>1,00E+00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office:value-type="float" office:value="1" calcext:value-type="float">
            <text:p>1,00E+0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10" calcext:value-type="float">
            <text:p>1,00E+01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office:value-type="float" office:value="10" calcext:value-type="float">
            <text:p>1,00E+01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office:value-type="float" office:value="10" calcext:value-type="float">
            <text:p>1,00E+0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100" calcext:value-type="float">
            <text:p>1,00E+02</text:p>
          </table:table-cell>
          <table:table-cell/>
        </table:table-row>
        <table:table-row table:style-name="ro1">
          <table:table-cell table:style-name="ce1" table:formula="of:=10^(1/3)" office:value-type="float" office:value="2.15443469003188" calcext:value-type="float">
            <text:p>2,15</text:p>
          </table:table-cell>
          <table:table-cell office:value-type="float" office:value="100" calcext:value-type="float">
            <text:p>1,00E+02</text:p>
          </table:table-cell>
          <table:table-cell/>
        </table:table-row>
        <table:table-row table:style-name="ro1">
          <table:table-cell table:style-name="ce1" table:formula="of:=10^(2/3)" office:value-type="float" office:value="4.64158883361278" calcext:value-type="float">
            <text:p>4,64</text:p>
          </table:table-cell>
          <table:table-cell office:value-type="float" office:value="100" calcext:value-type="float">
            <text:p>1,00E+02</text:p>
          </table:table-cell>
          <table:table-cell/>
        </table:table-row>
      </table:table>
      <table:table table:name="3.4.2" table:style-name="ta1">
        <table:shapes>
          <draw:frame draw:z-index="0" draw:style-name="gr1" draw:text-style-name="P1" svg:width="15.997cm" svg:height="9.003cm" svg:x="8.903cm" svg:y="0.534cm">
            <draw:object draw:notify-on-update-of-ranges="'3.4.2'.A2:'3.4.2'.A8 '3.4.2'.C2:'3.4.2'.C2 '3.4.2'.B2:'3.4.2'.B8 '3.4.2'.C9:'3.4.2'.C9 '3.4.2'.B9:'3.4.2'.B15 '3.4.2'.A9:'3.4.2'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,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,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 table:number-rows-repeated="21">
          <table:table-cell table:style-name="ce1"/>
          <table:table-cell table:number-columns-repeated="2"/>
        </table:table-row>
        <table:table-row table:style-name="ro1" table:number-rows-repeated="10485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30:09.696371761</meta:creation-date>
    <dc:date>2023-11-22T10:41:10.324460752</dc:date>
    <meta:editing-duration>PT14H11M</meta:editing-duration>
    <meta:editing-cycles>3</meta:editing-cycles>
    <meta:generator>LibreOffice/7.5.8.2$Linux_X86_64 LibreOffice_project/50$Build-2</meta:generator>
    <meta:document-statistic meta:table-count="6" meta:cell-count="21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'3.4.2'.A2:'3.4.2'.B8 '3.4.2'.C2:'3.4.2'.C2 '3.4.2'.C9:'3.4.2'.C9 '3.4.2'.B9:'3.4.2'.B15" chart:data-source-has-labels="row" svg:x="0.319cm" svg:y="0.18cm" svg:width="13.46cm" svg:height="8.644cm">
          <chart:coordinate-region svg:x="1.417cm" svg:y="0.38cm" svg:width="12.175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2'.B2:'3.4.2'.B8" chart:label-cell-address="'3.4.2'.C2:'3.4.2'.C2" chart:class="chart:scatter">
            <chart:domain table:cell-range-address="'3.4.2'.A2:'3.4.2'.A8"/>
            <chart:data-point chart:repeated="7"/>
          </chart:series>
          <chart:series chart:style-name="ch8" chart:values-cell-range-address="'3.4.2'.B9:'3.4.2'.B15" chart:label-cell-address="'3.4.2'.C9:'3.4.2'.C9" chart:class="chart:scatter">
            <chart:domain table:cell-range-address="'3.4.2'.A9:'3.4.2'.A15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</text:p>
                <draw:g>
                  <svg:desc>'3.4.2'.C2:'3.4.2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</text:p>
                <draw:g>
                  <svg:desc>'3.4.2'.C9:'3.4.2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1">
                <text:p>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5</svg:desc>
                </draw:g>
              </table:table-cell>
              <table:table-cell office:value-type="float" office:value="2">
                <text:p>2</text:p>
                <draw:g>
                  <svg:desc>'3.4.2'.B9:'3.4.2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A2:'3.1.a'.B21 '3.1.a'.B1:'3.1.a'.B1" chart:data-source-has-labels="row" svg:x="0.319cm" svg:y="0.18cm" svg:width="13.54cm" svg:height="8.644cm">
          <chart:coordinate-region svg:x="1.311cm" svg:y="0.38cm" svg:width="12.12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B2:'3.1.a'.B21" chart:label-cell-address="'3.1.a'.B1:'3.1.a'.B1" chart:class="chart:scatter">
            <chart:domain table:cell-range-address="'3.1.a'.A2:'3.1.a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a'.B1:'3.1.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1.a'.A2:'3.1.a'.A21</svg:desc>
                </draw:g>
              </table:table-cell>
              <table:table-cell office:value-type="float" office:value="1">
                <text:p>1</text:p>
                <draw:g>
                  <svg:desc>'3.1.a'.B2:'3.1.a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443469003188">
                <text:p>21.544346900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5.443469003188">
                <text:p>215.44346900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4.158883361278">
                <text:p>464.158883361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A2:'3.1.b'.B21 '3.1.b'.B1:'3.1.b'.B1" chart:data-source-has-labels="row" svg:x="0.319cm" svg:y="0.18cm" svg:width="13.54cm" svg:height="8.644cm">
          <chart:coordinate-region svg:x="1.311cm" svg:y="0.38cm" svg:width="12.12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b'.B2:'3.1.b'.B21" chart:label-cell-address="'3.1.b'.B1:'3.1.b'.B1" chart:class="chart:scatter">
            <chart:domain table:cell-range-address="'3.1.b'.A2:'3.1.b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1.b'.A2:'3.1.b'.A21</svg:desc>
                </draw:g>
              </table:table-cell>
              <table:table-cell office:value-type="float" office:value="1">
                <text:p>1</text:p>
                <draw:g>
                  <svg:desc>'3.1.b'.B2:'3.1.b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443469003188">
                <text:p>21.544346900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5.443469003188">
                <text:p>215.44346900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4.158883361278">
                <text:p>464.158883361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c'.A2:'3.1.c'.B21 '3.1.c'.B1:'3.1.c'.B1" chart:data-source-has-labels="row" svg:x="0.319cm" svg:y="0.18cm" svg:width="13.54cm" svg:height="8.644cm">
          <chart:coordinate-region svg:x="1.311cm" svg:y="0.38cm" svg:width="12.12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c'.B2:'3.1.c'.B21" chart:label-cell-address="'3.1.c'.B1:'3.1.c'.B1" chart:class="chart:scatter">
            <chart:domain table:cell-range-address="'3.1.c'.A2:'3.1.c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1.c'.B1:'3.1.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1.c'.A2:'3.1.c'.A21</svg:desc>
                </draw:g>
              </table:table-cell>
              <table:table-cell office:value-type="float" office:value="1">
                <text:p>1</text:p>
                <draw:g>
                  <svg:desc>'3.1.c'.B2:'3.1.c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5443469003188">
                <text:p>21.544346900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5.443469003188">
                <text:p>215.44346900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4.158883361278">
                <text:p>464.158883361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3.1'.A2:'3.3.1'.B21 '3.3.1'.B1:'3.3.1'.B1" chart:data-source-has-labels="row" svg:x="0.319cm" svg:y="0.18cm" svg:width="13.54cm" svg:height="8.644cm">
          <chart:coordinate-region svg:x="0.94cm" svg:y="0.379cm" svg:width="12.63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3.1'.B2:'3.3.1'.B21" chart:label-cell-address="'3.3.1'.B1:'3.3.1'.B1" chart:class="chart:scatter">
            <chart:domain table:cell-range-address="'3.3.1'.A2:'3.3.1'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x</text:p>
                <draw:g>
                  <svg:desc>'3.3.1'.B1:'3.3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3.3.1'.A2:'3.3.1'.A21</svg:desc>
                </draw:g>
              </table:table-cell>
              <table:table-cell office:value-type="float" office:value="1">
                <text:p>1</text:p>
                <draw:g>
                  <svg:desc>'3.3.1'.B2:'3.3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'3.4.1'.A2:'3.4.1'.B21 '3.4.1'.B1:'3.4.1'.B1" chart:data-source-has-labels="row" svg:x="0.319cm" svg:y="0.18cm" svg:width="13.487cm" svg:height="8.644cm">
          <chart:coordinate-region svg:x="2.052cm" svg:y="0.379cm" svg:width="11.56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1'.B2:'3.4.1'.B21" chart:label-cell-address="'3.4.1'.B1:'3.4.1'.B1" chart:class="chart:scatter">
            <chart:domain table:cell-range-address="'3.4.1'.A2:'3.4.1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C</text:p>
                <draw:g>
                  <svg:desc>'3.4.1'.B1:'3.4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3.4.1'.A2:'3.4.1'.A21</svg:desc>
                </draw:g>
              </table:table-cell>
              <table:table-cell office:value-type="float" office:value="0.001">
                <text:p>0.001</text:p>
                <draw:g>
                  <svg:desc>'3.4.1'.B2:'3.4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15443469003188">
                <text:p>0.00215443469003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64158883361278">
                <text:p>0.00464158883361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15443469003188">
                <text:p>0.021544346900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64158883361278">
                <text:p>0.046415888336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15443469003188">
                <text:p>0.21544346900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64158883361278">
                <text:p>0.464158883361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5443469003188">
                <text:p>21.544346900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5.443469003188">
                <text:p>215.443469003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64.158883361278">
                <text:p>464.158883361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